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39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🔁 DAY <text:span text:style-name="T1">28</text:span>— JavaScript Mega Practice &amp; Revision Day</text:h>
      <text:p text:style-name="Text_20_body"><text:span text:style-name="Strong_20_Emphasis">(Functions → Closures → Arrays → Objects → ES6 → Modules → Errors → DOM → Events)</text:span></text:p>
      <text:p text:style-name="Text_20_body"><text:span text:style-name="Emphasis"/></text:p>
      <text:h text:style-name="Heading_20_1" text:outline-level="1"><text:s/>PRACTICE PROJECT</text:h>
      <text:h text:style-name="Heading_20_2" text:outline-level="2">📌 “STUDENT TASK MANAGER” (Mini App Logic)</text:h>
      <text:p text:style-name="Text_20_body">We will build logic for:</text:p>
      <text:p text:style-name="Text_20_body">• Add student tasks<text:line-break/>• Count tasks (closure)<text:line-break/>• Filter completed tasks<text:line-break/>• Handle errors<text:line-break/>• Update UI<text:line-break/>• Use modern JS syntax</text:p>
      <text:p text:style-name="Horizontal_20_Line"/>
      <text:h text:style-name="Heading_20_2" text:outline-level="2">1️⃣ <text:s text:c="2"/>FUNCTIONS &amp; ARROW FUNCTIONS </text:h>
      <text:h text:style-name="Heading_20_3" text:outline-level="3"/>
      <text:p text:style-name="Quotations">A <text:span text:style-name="Strong_20_Emphasis">function</text:span> is a reusable block of code that performs a specific task.<text:line-break/>It helps us <text:span text:style-name="Strong_20_Emphasis">avoid repetition</text:span>, <text:span text:style-name="Strong_20_Emphasis">organize logic</text:span>, and <text:span text:style-name="Strong_20_Emphasis">write clean code</text:span>.</text:p>
      <text:h text:style-name="Heading_20_3" text:outline-level="3">Example</text:h>
      <text:p text:style-name="Preformatted_20_Text"><text:span text:style-name="Source_20_Text">function add(a, b) {</text:span></text:p>
      <text:p text:style-name="Preformatted_20_Text"><text:span text:style-name="Source_20_Text"><text:s text:c="2"/>return a + b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t multiply = (a, b) =&gt; a * b;</text:span></text:p>
      <text:h text:style-name="Heading_20_3" text:outline-level="3">Best Practice ✅</text:h>
      <text:p text:style-name="Text_20_body">✔ Use <text:span text:style-name="Strong_20_Emphasis">arrow functions</text:span> for small logic<text:line-break/>✔ Use <text:span text:style-name="Strong_20_Emphasis">normal functions</text:span> when <text:span text:style-name="Source_20_Text">this</text:span> is required</text:p>
      <text:p text:style-name="Horizontal_20_Line"/>
      <text:h text:style-name="Heading_20_2" text:outline-level="2"><text:soft-page-break/>2️⃣ SCOPE &amp; CLOSURES (MOST IMPORTANT 🔥)</text:h>
      <text:h text:style-name="Heading_20_3" text:outline-level="3">🔹 Long Definition</text:h>
      <text:p text:style-name="Quotations">A <text:span text:style-name="Strong_20_Emphasis">closure</text:span> is created when a function “remembers” variables from its <text:span text:style-name="Strong_20_Emphasis">lexical scope</text:span>, even after the outer function has finished execution.</text:p>
      <text:h text:style-name="Heading_20_3" text:outline-level="3"/>
      <text:p text:style-name="Text_20_body">🔐 ATM PIN — only your card can access it</text:p>
      <text:h text:style-name="Heading_20_3" text:outline-level="3">Example </text:h>
      <text:p text:style-name="Preformatted_20_Text"><text:span text:style-name="Source_20_Text">function taskCounter() {</text:span></text:p>
      <text:p text:style-name="Preformatted_20_Text"><text:span text:style-name="Source_20_Text"><text:s text:c="2"/>let count = 0;</text:span></text:p>
      <text:p text:style-name="Preformatted_20_Text"/>
      <text:p text:style-name="Preformatted_20_Text"><text:span text:style-name="Source_20_Text"><text:s text:c="2"/>return function () {</text:span></text:p>
      <text:p text:style-name="Preformatted_20_Text"><text:span text:style-name="Source_20_Text"><text:s text:c="4"/>count++;</text:span></text:p>
      <text:p text:style-name="Preformatted_20_Text"><text:span text:style-name="Source_20_Text"><text:s text:c="4"/>return count;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counter = taskCounter();</text:span></text:p>
      <text:p text:style-name="Preformatted_20_Text"><text:span text:style-name="Source_20_Text">counter(); // 1</text:span></text:p>
      <text:p text:style-name="P1"><text:span text:style-name="Source_20_Text">counter(); // 2</text:span></text:p>
      <text:h text:style-name="Heading_20_3" text:outline-level="3">Why Closures Matter?</text:h>
      <text:p text:style-name="Text_20_body">✔ Data privacy<text:line-break/>✔ Controlled access<text:line-break/>✔ Interview favorite topic</text:p>
      <text:p text:style-name="Horizontal_20_Line"/>
      <text:h text:style-name="Heading_20_2" text:outline-level="2">3️⃣ ARRAYS — map, filter, reduce</text:h>
      <text:h text:style-name="Heading_20_3" text:outline-level="3">Sample Data</text:h>
      <text:p text:style-name="Preformatted_20_Text"><text:span text:style-name="Source_20_Text">const tasks = [</text:span></text:p>
      <text:p text:style-name="Preformatted_20_Text"><text:span text:style-name="Source_20_Text"><text:s text:c="2"/>{ title: "HTML Practice", done: true },</text:span></text:p>
      <text:p text:style-name="Preformatted_20_Text"><text:span text:style-name="Source_20_Text"><text:s text:c="2"/>{ title: "JS Functions", done: false },</text:span></text:p>
      <text:p text:style-name="Preformatted_20_Text"><text:span text:style-name="Source_20_Text"><text:s text:c="2"/>{ title: "DOM Revision", done: true }</text:span></text:p>
      <text:p text:style-name="P1"><text:span text:style-name="Source_20_Text">];</text:span></text:p>
      <text:h text:style-name="Heading_20_3" text:outline-level="3">🔹 map → Transform Data</text:h>
      <text:p text:style-name="P1"><text:span text:style-name="Source_20_Text">const titles = tasks.map(t =&gt; t.title);</text:span></text:p>
      <text:h text:style-name="Heading_20_3" text:outline-level="3">🔹 filter → Select Data</text:h>
      <text:p text:style-name="P1"><text:span text:style-name="Source_20_Text">const completed = tasks.filter(t =&gt; t.done);</text:span></text:p>
      <text:h text:style-name="Heading_20_3" text:outline-level="3"><text:soft-page-break/>🔹 reduce → Final Result</text:h>
      <text:p text:style-name="Preformatted_20_Text"><text:span text:style-name="Source_20_Text">const completedCount = tasks.reduce(</text:span></text:p>
      <text:p text:style-name="Preformatted_20_Text"><text:span text:style-name="Source_20_Text"><text:s text:c="2"/>(total, task) =&gt; task.done ? total + 1 : total,</text:span></text:p>
      <text:p text:style-name="Preformatted_20_Text"><text:span text:style-name="Source_20_Text"><text:s text:c="2"/>0</text:span></text:p>
      <text:p text:style-name="P1"><text:span text:style-name="Source_20_Text">);</text:span></text:p>
      <text:h text:style-name="Heading_20_3" text:outline-level="3">Best Practice</text:h>
      <text:p text:style-name="Text_20_body">✔ Prefer <text:span text:style-name="Strong_20_Emphasis">map/filter/reduce</text:span> over loops<text:line-break/>✔ Makes code readable &amp; functional</text:p>
      <text:p text:style-name="Horizontal_20_Line"/>
      <text:h text:style-name="Heading_20_2" text:outline-level="2">4️⃣ <text:s text:c="2"/>OBJECTS &amp; DESTRUCTURING</text:h>
      <text:h text:style-name="Heading_20_3" text:outline-level="3"/>
      <text:p text:style-name="Quotations">Objects store <text:span text:style-name="Strong_20_Emphasis">related data and behavior</text:span> in key-value pairs.</text:p>
      <text:p text:style-name="Preformatted_20_Text"><text:span text:style-name="Source_20_Text">const student = {</text:span></text:p>
      <text:p text:style-name="Preformatted_20_Text"><text:span text:style-name="Source_20_Text"><text:s text:c="2"/>name: "Ravi",</text:span></text:p>
      <text:p text:style-name="Preformatted_20_Text"><text:span text:style-name="Source_20_Text"><text:s text:c="2"/>age: 22,</text:span></text:p>
      <text:p text:style-name="Preformatted_20_Text"><text:span text:style-name="Source_20_Text"><text:s text:c="2"/>course: "JavaScript"</text:span></text:p>
      <text:p text:style-name="P1"><text:span text:style-name="Source_20_Text">};</text:span></text:p>
      <text:h text:style-name="Heading_20_3" text:outline-level="3">Destructuring (Clean Code)</text:h>
      <text:p text:style-name="P1"><text:span text:style-name="Source_20_Text">const { name, course } = student;</text:span></text:p>
      <text:h text:style-name="Heading_20_3" text:outline-level="3">Spread (Immutable Copy)</text:h>
      <text:p text:style-name="P1"><text:span text:style-name="Source_20_Text">const updatedStudent = { ...student, age: 23 };</text:span></text:p>
      <text:p text:style-name="Horizontal_20_Line"/>
      <text:h text:style-name="Heading_20_2" text:outline-level="2">5️⃣ <text:s text:c="4"/>ES6+ FEATURES <text:s text:c="3"/></text:h>
      <text:h text:style-name="Heading_20_3" text:outline-level="3">Template Literals</text:h>
      <text:p text:style-name="P1"><text:span text:style-name="Source_20_Text">const msg = `Welcome ${name} to ${course}`;</text:span></text:p>
      <text:h text:style-name="Heading_20_3" text:outline-level="3">Default Parameters</text:h>
      <text:p text:style-name="Preformatted_20_Text"><text:span text:style-name="Source_20_Text">function add(a = 0, b = 0) {</text:span></text:p>
      <text:p text:style-name="Preformatted_20_Text"><text:span text:style-name="Source_20_Text"><text:s text:c="2"/>return a + b;</text:span></text:p>
      <text:p text:style-name="P1"><text:span text:style-name="Source_20_Text">}</text:span></text:p>
      <text:p text:style-name="Text_20_body">✔ Less bugs<text:line-break/>✔ Cleaner syntax</text:p>
      <text:p text:style-name="Horizontal_20_Line"><text:soft-page-break/></text:p>
      <text:h text:style-name="Heading_20_2" text:outline-level="2">6️⃣ ERROR HANDLING</text:h>
      <text:h text:style-name="Heading_20_3" text:outline-level="3">Why Important?</text:h>
      <text:p text:style-name="Quotations">Errors prevent apps from crashing unexpectedly.</text:p>
      <text:p text:style-name="Preformatted_20_Text"><text:span text:style-name="Source_20_Text">function addTask(title) {</text:span></text:p>
      <text:p text:style-name="Preformatted_20_Text"><text:span text:style-name="Source_20_Text"><text:s text:c="2"/>if (!title) {</text:span></text:p>
      <text:p text:style-name="Preformatted_20_Text"><text:span text:style-name="Source_20_Text"><text:s text:c="4"/>throw new Error("Task title required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{ title, done: false 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addTask("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error(e.message);</text:span></text:p>
      <text:p text:style-name="Preformatted_20_Text"><text:span text:style-name="Source_20_Text">} finally {</text:span></text:p>
      <text:p text:style-name="Preformatted_20_Text"><text:span text:style-name="Source_20_Text"><text:s text:c="2"/>console.log("Execution finished");</text:span></text:p>
      <text:p text:style-name="P1"><text:span text:style-name="Source_20_Text">}</text:span></text:p>
      <text:p text:style-name="Text_20_body">✔ <text:span text:style-name="Source_20_Text">finally</text:span> always runs<text:line-break/>✔ Interviews LOVE this</text:p>
      <text:p text:style-name="Horizontal_20_Line"/>
      <text:h text:style-name="Heading_20_2" text:outline-level="2">7️⃣ DOM MANIPULATION (UI CONTROL)</text:h>
      <text:p text:style-name="Preformatted_20_Text"><text:span text:style-name="Source_20_Text">&lt;ul id="taskList"&gt;&lt;/ul&gt;</text:span></text:p>
      <text:p text:style-name="P1"><text:span text:style-name="Source_20_Text">&lt;button id="addBtn"&gt;Add&lt;/button&gt;</text:span></text:p>
      <text:p text:style-name="Preformatted_20_Text"><text:span text:style-name="Source_20_Text">const list = document.querySelector('#taskList');</text:span></text:p>
      <text:p text:style-name="Preformatted_20_Text"/>
      <text:p text:style-name="Preformatted_20_Text"><text:span text:style-name="Source_20_Text">function addTaskToUI(text) {</text:span></text:p>
      <text:p text:style-name="Preformatted_20_Text"><text:span text:style-name="Source_20_Text"><text:s text:c="2"/>const li = document.createElement('li');</text:span></text:p>
      <text:p text:style-name="Preformatted_20_Text"><text:span text:style-name="Source_20_Text"><text:s text:c="2"/>li.textContent = text;</text:span></text:p>
      <text:p text:style-name="Preformatted_20_Text"><text:span text:style-name="Source_20_Text"><text:s text:c="2"/>list.appendChild(li);</text:span></text:p>
      <text:p text:style-name="P1"><text:span text:style-name="Source_20_Text">}</text:span></text:p>
      <text:p text:style-name="Text_20_body">✔ Always use <text:span text:style-name="Source_20_Text">createElement</text:span><text:line-break/>✔ Avoid innerHTML for security</text:p>
      <text:p text:style-name="Horizontal_20_Line"/>
      <text:h text:style-name="Heading_20_2" text:outline-level="2">8️⃣ EVENTS &amp; EVENT DELEGATION</text:h>
      <text:h text:style-name="Heading_20_3" text:outline-level="3">Definition</text:h>
      <text:p text:style-name="Quotations">Event delegation uses <text:span text:style-name="Strong_20_Emphasis">one parent listener</text:span> to handle multiple child events.</text:p>
      <text:p text:style-name="Preformatted_20_Text"><text:soft-page-break/><text:span text:style-name="Source_20_Text">list.addEventListener('click', e =&gt; {</text:span></text:p>
      <text:p text:style-name="Preformatted_20_Text"><text:span text:style-name="Source_20_Text"><text:s text:c="2"/>if (e.target.tagName === 'LI') {</text:span></text:p>
      <text:p text:style-name="Preformatted_20_Text"><text:span text:style-name="Source_20_Text"><text:s text:c="4"/>e.target.classList.toggle('done');</text:span></text:p>
      <text:p text:style-name="Preformatted_20_Text"><text:span text:style-name="Source_20_Text"><text:s text:c="2"/>}</text:span></text:p>
      <text:p text:style-name="P1"><text:span text:style-name="Source_20_Text">});</text:span></text:p>
      <text:h text:style-name="Heading_20_3" text:outline-level="3">Why Best?</text:h>
      <text:p text:style-name="Text_20_body">✔ Better performance<text:line-break/>✔ Dynamic elements handled<text:line-break/>✔ Clean code</text:p>
      <text:p text:style-name="Horizontal_20_Line"/>
      <text:h text:style-name="Heading_20_1" text:outline-level="1">🧪 FINAL PRACTICE EXERCISES </text:h>
      <text:h text:style-name="Heading_20_3" text:outline-level="3">📝 Exercise 1</text:h>
      <text:p text:style-name="Text_20_body">Create a closure that tracks <text:span text:style-name="Strong_20_Emphasis">how many times a button is clicked</text:span></text:p>
      <text:h text:style-name="Heading_20_3" text:outline-level="3">📝 Exercise 2</text:h>
      <text:p text:style-name="Text_20_body">Use <text:span text:style-name="Source_20_Text">reduce()</text:span> to calculate <text:span text:style-name="Strong_20_Emphasis">total completed tasks</text:span></text:p>
      <text:h text:style-name="Heading_20_3" text:outline-level="3">📝 Exercise 3</text:h>
      <text:p text:style-name="Text_20_body">Convert all normal functions into <text:span text:style-name="Strong_20_Emphasis">arrow functions</text:span> (except where <text:span text:style-name="Source_20_Text">this</text:span> needed)</text:p>
      <text:h text:style-name="Heading_20_3" text:outline-level="3">📝 Exercise 4</text:h>
      <text:p text:style-name="Text_20_body">Add try/catch to prevent empty task submission</text:p>
      <text:p text:style-name="Horizontal_20_Line"/>
      <text:h text:style-name="Heading_20_1" text:outline-level="1">🧠 RAPID FIRE QUIZ </text:h>
      <text:p text:style-name="Text_20_body">1️⃣ Arrow functions — why no <text:span text:style-name="Source_20_Text">this</text:span>?<text:line-break/>2️⃣ Difference between map &amp; forEach?<text:line-break/>3️⃣ Why closures are powerful?<text:line-break/>4️⃣ slice vs splice?<text:line-break/>5️⃣ Why event delegation is preferred?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3T11:42:54.990000000</meta:creation-date>
    <dc:date>2025-12-13T12:45:12.178000000</dc:date>
    <meta:editing-duration>PT47M31S</meta:editing-duration>
    <meta:editing-cycles>1</meta:editing-cycles>
    <meta:document-statistic meta:table-count="0" meta:image-count="0" meta:object-count="0" meta:page-count="5" meta:paragraph-count="117" meta:word-count="587" meta:character-count="3536" meta:non-whitespace-character-count="2982"/>
    <meta:generator>Neat_Office/6.2.8.2$Windows_x86 LibreOffice_project/</meta:generator>
  </office:meta>
</office:document-meta>
</file>